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DejaVu Sans" svg:font-family="'DejaVu Sans'" style:font-family-generic="swiss" style:font-pitch="variable">
      <svg:font-face-src>
        <svg:font-face-uri xlink:href="Fonts/font9.ttf" xlink:type="simple"/>
        <svg:font-face-uri xlink:href="Fonts/font10.ttf" xlink:type="simple"/>
      </svg:font-face-src>
    </style:font-face>
    <style:font-face style:name="DejaVu Sans1" svg:font-family="'DejaVu Sans'" style:font-family-generic="system" style:font-pitch="variable">
      <svg:font-face-src>
        <svg:font-face-uri xlink:href="Fonts/font11.ttf" xlink:type="simple"/>
        <svg:font-face-uri xlink:href="Fonts/font12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3.ttf" xlink:type="simple"/>
      </svg:font-face-src>
    </style:font-face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ejaVu Sans"/>
    </style:style>
    <style:style style:name="T1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tle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olán McNamara</meta:initial-creator>
    <meta:creation-date>2015-01-20T11:33:14.157450510</meta:creation-date>
    <meta:editing-cycles>1</meta:editing-cycles>
    <meta:editing-duration>P0D</meta:editing-duration>
    <dc:date>2015-01-20T11:33:37.235898233</dc:date>
    <dc:creator>Caolán McNamara</dc:creator>
    <meta:document-statistic meta:object-count="25"/>
    <meta:generator>LibreOffice/4.2.8.2$Linux_X86_64 LibreOffice_project/420$Build-2</meta:generator>
  </office:meta>
</office:document-meta>
</file>